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is_francais = ["janvier", "fevrier", "mars", "avril", "mai", "juin", "juillet", "aout", "septembre", "octobre", "novembre", "decembre"]</text:p>
      <text:p text:style-name="P1">Mois_anglais = ["january", "february", "march", "april", "may", "jun", "july", "august", "september", "october", "november", "december"]</text:p>
      <text:p text:style-name="P1">def mois_francais_fct():</text:p>
      <text:p text:style-name="P1"><text:s text:c="4"/>print("Les mois en français")</text:p>
      <text:p text:style-name="P1"><text:s text:c="4"/>for i in range(0, 12,4):</text:p>
      <text:p text:style-name="P1"><text:s text:c="8"/>mois = ""</text:p>
      <text:p text:style-name="P1"><text:s text:c="8"/>for j in range(i, i+4):</text:p>
      <text:p text:style-name="P1"><text:s text:c="12"/>if j &lt; 12:</text:p>
      <text:p text:style-name="P1"><text:s text:c="16"/>mois += Mois_francais[j] + "\t"</text:p>
      <text:p text:style-name="P1"><text:s text:c="8"/>print(mois)</text:p>
      <text:p text:style-name="P1"><text:s text:c="8"/></text:p>
      <text:p text:style-name="P1">def mois_anglais_fct():</text:p>
      <text:p text:style-name="P1"><text:s text:c="4"/>print("Les mois en anglais")</text:p>
      <text:p text:style-name="P1"><text:s text:c="4"/>for i in range(0, 12, 4):</text:p>
      <text:p text:style-name="P1"><text:s text:c="8"/>mois = ""</text:p>
      <text:p text:style-name="P1"><text:s text:c="8"/>for j in range(i, i+4):</text:p>
      <text:p text:style-name="P1"><text:s text:c="12"/>if j &lt; 12:</text:p>
      <text:p text:style-name="P1"><text:s text:c="16"/>mois += Mois_anglais[j] + "\t"</text:p>
      <text:p text:style-name="P1"><text:s text:c="8"/>print(mois)</text:p>
      <text:p text:style-name="P1">choix = int(input("Veuillez choisir une option (1, 2 ou 3): "))</text:p>
      <text:p text:style-name="P1"/>
      <text:p text:style-name="P1">if choix == 1:</text:p>
      <text:p text:style-name="P1"><text:s text:c="4"/>mois_francais_fct()</text:p>
      <text:p text:style-name="P1">elif choix == 2:</text:p>
      <text:p text:style-name="P1"><text:s text:c="4"/>mois_anglais_fct()</text:p>
      <text:p text:style-name="P1">elif choix == 3:</text:p>
      <text:p text:style-name="P1"><text:s text:c="4"/>quit()</text:p>
      <text:p text:style-name="P1">else:</text:p>
      <text:p text:style-name="P1"><text:s text:c="4"/>print("Option non valide, veuillez réessayer"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1:22:17.964003984</meta:creation-date>
    <dc:date>2023-02-01T11:23:17.437410570</dc:date>
    <meta:editing-duration>PT1M</meta:editing-duration>
    <meta:editing-cycles>1</meta:editing-cycles>
    <meta:document-statistic meta:table-count="0" meta:image-count="0" meta:object-count="0" meta:page-count="1" meta:paragraph-count="28" meta:word-count="119" meta:character-count="940" meta:non-whitespace-character-count="704"/>
    <meta:generator>LibreOffice/7.3.5.2$Linux_X86_64 LibreOffice_project/30$Build-2</meta:generator>
  </office:meta>
</office:document-meta>
</file>